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a" svg:font-family="Symbola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D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51cm" style:rel-column-width="16383*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.D1" style:family="table-cell">
      <style:table-cell-properties fo:padding="0.049cm" fo:border="0.05pt solid #000000" style:writing-mode="page"/>
    </style:style>
    <style:style style:name="Tableau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text-properties officeooo:paragraph-rsid="000eacdb"/>
    </style:style>
    <style:style style:name="P4" style:family="paragraph" style:parent-style-name="Standard">
      <style:text-properties officeooo:rsid="00081a1c" officeooo:paragraph-rsid="00081a1c"/>
    </style:style>
    <style:style style:name="P5" style:family="paragraph" style:parent-style-name="Standard" style:list-style-name="L1">
      <style:paragraph-properties>
        <style:tab-stops>
          <style:tab-stop style:position="4.233cm"/>
        </style:tab-stops>
      </style:paragraph-properties>
      <style:text-properties officeooo:rsid="00081a1c" officeooo:paragraph-rsid="000ddb6c"/>
    </style:style>
    <style:style style:name="P6" style:family="paragraph" style:parent-style-name="Standard">
      <style:paragraph-properties>
        <style:tab-stops>
          <style:tab-stop style:position="2.614cm"/>
        </style:tab-stops>
      </style:paragraph-properties>
      <style:text-properties officeooo:rsid="00081a1c" officeooo:paragraph-rsid="000eacdb"/>
    </style:style>
    <style:style style:name="P7" style:family="paragraph" style:parent-style-name="Standard">
      <style:paragraph-properties>
        <style:tab-stops>
          <style:tab-stop style:position="3.237cm"/>
        </style:tab-stops>
      </style:paragraph-properties>
      <style:text-properties officeooo:rsid="00081a1c" officeooo:paragraph-rsid="000eacdb"/>
    </style:style>
    <style:style style:name="P8" style:family="paragraph" style:parent-style-name="Standard">
      <style:text-properties officeooo:rsid="00081a1c" officeooo:paragraph-rsid="000eacdb"/>
    </style:style>
    <style:style style:name="P9" style:family="paragraph" style:parent-style-name="Standard">
      <style:text-properties officeooo:rsid="00081a1c" officeooo:paragraph-rsid="000f1fa6"/>
    </style:style>
    <style:style style:name="P10" style:family="paragraph" style:parent-style-name="Standard">
      <style:text-properties officeooo:rsid="0009d598" officeooo:paragraph-rsid="0009d598"/>
    </style:style>
    <style:style style:name="P11" style:family="paragraph" style:parent-style-name="Standard">
      <style:text-properties officeooo:rsid="0009d598" officeooo:paragraph-rsid="000b4f39"/>
    </style:style>
    <style:style style:name="P12" style:family="paragraph" style:parent-style-name="Standard">
      <style:paragraph-properties fo:text-align="center" style:justify-single-word="false"/>
      <style:text-properties officeooo:rsid="0009d598" officeooo:paragraph-rsid="0009d598"/>
    </style:style>
    <style:style style:name="P13" style:family="paragraph" style:parent-style-name="Standard">
      <style:paragraph-properties fo:text-align="center" style:justify-single-word="false"/>
      <style:text-properties officeooo:rsid="0009d598" officeooo:paragraph-rsid="000b4f39"/>
    </style:style>
    <style:style style:name="P14" style:family="paragraph" style:parent-style-name="Standard">
      <style:text-properties officeooo:paragraph-rsid="000b4f39"/>
    </style:style>
    <style:style style:name="P15" style:family="paragraph" style:parent-style-name="Table_20_Contents">
      <style:text-properties officeooo:rsid="0009d598" officeooo:paragraph-rsid="0009d598"/>
    </style:style>
    <style:style style:name="P16" style:family="paragraph" style:parent-style-name="Table_20_Contents">
      <style:text-properties officeooo:rsid="0009d598" officeooo:paragraph-rsid="000b4f39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9d598" officeooo:paragraph-rsid="0009d598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9d598" officeooo:paragraph-rsid="000b4f3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paragraph-rsid="000b4f39" style:font-weight-asian="bold" style:font-weight-complex="bold"/>
    </style:style>
    <style:style style:name="P21" style:family="paragraph" style:parent-style-name="Table_20_Contents">
      <style:text-properties officeooo:paragraph-rsid="000b4f39"/>
    </style:style>
    <style:style style:name="P22" style:family="paragraph" style:parent-style-name="Table_20_Contents">
      <style:text-properties officeooo:rsid="000b4f39" officeooo:paragraph-rsid="000b4f39"/>
    </style:style>
    <style:style style:name="P23" style:family="paragraph" style:parent-style-name="Table_20_Contents">
      <style:text-properties officeooo:rsid="000eacdb" officeooo:paragraph-rsid="000eacdb"/>
    </style:style>
    <style:style style:name="T1" style:family="text">
      <style:text-properties officeooo:rsid="0009d598"/>
    </style:style>
    <style:style style:name="T2" style:family="text">
      <style:text-properties officeooo:rsid="000b4f39"/>
    </style:style>
    <style:style style:name="T3" style:family="text">
      <style:text-properties officeooo:rsid="000c407e"/>
    </style:style>
    <style:style style:name="T4" style:family="text">
      <style:text-properties officeooo:rsid="000ddb6c"/>
    </style:style>
    <style:style style:name="T5" style:family="text">
      <style:text-properties style:font-name="Liberation Serif" style:font-name-asian="Liberation Serif" style:font-name-complex="Liberation Serif"/>
    </style:style>
    <style:style style:name="T6" style:family="text">
      <style:text-properties style:font-name="Liberation Serif" officeooo:rsid="000ddb6c" style:font-name-asian="Liberation Serif" style:font-name-complex="Liberation Serif"/>
    </style:style>
    <style:style style:name="T7" style:family="text">
      <style:text-properties style:font-name="Liberation Serif" officeooo:rsid="000b4f39" style:font-name-asian="Liberation Serif" style:font-name-complex="Liberation Serif"/>
    </style:style>
    <style:style style:name="T8" style:family="text">
      <style:text-properties style:font-name="Liberation Serif" officeooo:rsid="000c407e" style:font-name-asian="Liberation Serif" style:font-name-complex="Liberation Seri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Outil connecté / ordinateur du quotidien</text:h>
      <text:p text:style-name="P9">Nom :<text:tab/><text:tab/><text:tab/><text:tab/><text:tab/><text:tab/><text:tab/>Date :</text:p>
      <text:p text:style-name="P4">Prénom :</text:p>
      <text:h text:style-name="Heading_20_2" text:outline-level="2">Matériel, j’ai :</text:h>
      <text:list xml:id="list3855656225" text:style-name="L1">
        <text:list-item>
          <text:p text:style-name="P5">Un téléphone mobile :<text:tab/><text:bookmark-start text:name="__DdeLink__66_2689187055"/><text:bookmark-start text:name="__DdeLink__63_2689187055"/><text:span text:style-name="T6">□</text:span><text:bookmark-end text:name="__DdeLink__66_2689187055"/><text:bookmark-end text:name="__DdeLink__63_2689187055"/><text:span text:style-name="T6"><text:tab/><text:tab/><text:tab/></text:span><text:bookmark-start text:name="__DdeLink__100_2689187055"/><text:span text:style-name="T6">●</text:span><text:bookmark-end text:name="__DdeLink__100_2689187055"/><text:span text:style-name="T6"> </text:span><text:span text:style-name="T5">Une tablette :<text:tab/></text:span><text:span text:style-name="T6">□</text:span></text:p>
        </text:list-item>
        <text:list-item>
          <text:p text:style-name="P5">Un ordinateur :<text:tab/><text:span text:style-name="T6">□<text:tab/><text:tab/><text:tab/></text:span><text:bookmark-start text:name="__DdeLink__84_2689187055"/><text:span text:style-name="T6">●</text:span><text:bookmark-end text:name="__DdeLink__84_2689187055"/><text:span text:style-name="T6"> Autre :<text:tab/>□</text:span></text:p>
        </text:list-item>
      </text:list>
      <text:h text:style-name="Heading_20_2" text:outline-level="2">Internet :</text:h>
      <text:p text:style-name="P7"><text:span text:style-name="T6">● </text:span>Box à la maison :<text:bookmark-start text:name="__DdeLink__74_2689187055"/><text:tab/><text:bookmark-start text:name="__DdeLink__63_26891870551"/><text:span text:style-name="T6">□</text:span><text:bookmark-end text:name="__DdeLink__74_2689187055"/><text:bookmark-end text:name="__DdeLink__63_26891870551"/><text:span text:style-name="T6"><text:tab/><text:tab/><text:tab/><text:tab/>● </text:span><text:span text:style-name="T5">Je n’ai pas d’accès internet :<text:tab/></text:span><text:bookmark-start text:name="__DdeLink__63_26891870554"/><text:span text:style-name="T6">□</text:span><text:bookmark-end text:name="__DdeLink__63_26891870554"/></text:p>
      <text:p text:style-name="P7"><text:span text:style-name="T6">● </text:span>Connexion Wifi :<text:tab/><text:bookmark-start text:name="__DdeLink__63_26891870552"/><text:span text:style-name="T6">□</text:span><text:bookmark-end text:name="__DdeLink__63_26891870552"/><text:span text:style-name="T6"><text:tab/><text:tab/><text:tab/><text:tab/>● </text:span><text:span text:style-name="T7">Je sais où trouver un accès à </text:span></text:p>
      <text:p text:style-name="P8"><text:bookmark-start text:name="__DdeLink__106_2689187055"/><text:span text:style-name="T6">●</text:span><text:bookmark-end text:name="__DdeLink__106_2689187055"/><text:span text:style-name="T6"> </text:span>Données mobile (3G / 4G) :<text:tab/><text:bookmark-start text:name="__DdeLink__63_26891870553"/><text:span text:style-name="T6">□</text:span><text:bookmark-end text:name="__DdeLink__63_26891870553"/><text:span text:style-name="T6"><text:tab/><text:tab/> <text:s text:c="3"/>internet </text:span><text:span text:style-name="T8">pour mes démarches</text:span><text:span text:style-name="T6"> :<text:tab/></text:span><text:bookmark-start text:name="__DdeLink__63_26891870555"/><text:span text:style-name="T6">□</text:span><text:bookmark-end text:name="__DdeLink__63_26891870555"/></text:p>
      <text:h text:style-name="P3" text:outline-level="2">Forfait téléphonie mobile, j’ai :</text:h>
      <text:p text:style-name="P8"><text:span text:style-name="T6">● </text:span>Un abonnement avec engagement :<text:tab/><text:bookmark-start text:name="__DdeLink__63_268918705511"/><text:span text:style-name="T6">□</text:span><text:bookmark-end text:name="__DdeLink__63_268918705511"/></text:p>
      <text:p text:style-name="P8"><text:span text:style-name="T6">● </text:span>Un abonnement sans engagement :<text:tab/><text:bookmark-start text:name="__DdeLink__63_268918705512"/><text:span text:style-name="T6">□</text:span><text:bookmark-end text:name="__DdeLink__63_268918705512"/></text:p>
      <text:p text:style-name="P8"><text:span text:style-name="T6">● </text:span>J’utilise des cartes rechargeables :<text:tab/><text:tab/><text:bookmark-start text:name="__DdeLink__63_268918705513"/><text:span text:style-name="T6">□</text:span><text:bookmark-end text:name="__DdeLink__63_268918705513"/></text:p>
      <text:h text:style-name="Heading_20_2" text:outline-level="2">Je connais mon opérateur <text:span text:style-name="T1">de </text:span>téléphoni<text:span text:style-name="T1">e mobile</text:span> :</text:h>
      <text:p text:style-name="P6"><text:span text:style-name="T6">● </text:span>Orange :<text:tab/><text:span text:style-name="T6">□</text:span><text:tab/><text:tab/><text:tab/><text:tab/><text:tab/><text:span text:style-name="T6">● </text:span><text:span text:style-name="T1">Bouygues télécom :</text:span><text:tab/><text:bookmark-start text:name="__DdeLink__63_268918705518"/><text:span text:style-name="T6">□</text:span><text:bookmark-end text:name="__DdeLink__63_268918705518"/></text:p>
      <text:p text:style-name="P6"><text:span text:style-name="T6">● </text:span>SFR :<text:tab/><text:bookmark-start text:name="__DdeLink__63_268918705515"/><text:span text:style-name="T6">□</text:span><text:bookmark-end text:name="__DdeLink__63_268918705515"/><text:tab/><text:tab/><text:tab/><text:tab/><text:tab/><text:span text:style-name="T6">● </text:span>Autre :</text:p>
      <text:p text:style-name="P6"><text:span text:style-name="T6">● </text:span>Free <text:span text:style-name="T4">Mobile</text:span> :<text:tab/><text:bookmark-start text:name="__DdeLink__63_268918705517"/><text:span text:style-name="T6">□</text:span><text:bookmark-end text:name="__DdeLink__63_268918705517"/></text:p>
      <text:h text:style-name="Heading_20_2" text:outline-level="2">Ce que je sais faire :</text:h>
      <text:p text:style-name="P12"><text:bookmark-start text:name="__DdeLink__37_2689187055"/>Je sais très bien : ++ ; je sais un peu +- ; je ne sais <text:s/>pas du tout --<text:bookmark-end text:name="__DdeLink__37_2689187055"/></text:p>
      <text:p text:style-name="P10"/>
      <table:table table:name="Tableau1" table:style-name="Tableau1">
        <table:table-column table:style-name="Tableau1.A" table:number-columns-repeated="4"/>
        <table:table-header-rows>
          <table:table-row>
            <table:table-cell table:style-name="Tableau1.A1" office:value-type="string">
              <text:p text:style-name="P17">Je sais</text:p>
            </table:table-cell>
            <table:table-cell table:style-name="Tableau1.A1" office:value-type="string">
              <text:p text:style-name="P17">++</text:p>
            </table:table-cell>
            <table:table-cell table:style-name="Tableau1.A1" office:value-type="string">
              <text:p text:style-name="P17">+-</text:p>
            </table:table-cell>
            <table:table-cell table:style-name="Tableau1.D1" office:value-type="string">
              <text:p text:style-name="P19">--</text:p>
            </table:table-cell>
          </table:table-row>
        </table:table-header-rows>
        <table:table-row>
          <table:table-cell table:style-name="Tableau1.A2" office:value-type="string">
            <text:p text:style-name="P15">Écrire en françai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Lire en françai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Utiliser un téléphone mobil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3">Envoyer lire des SM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Utiliser un ordinateur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Utiliser une tablett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Utiliser un GP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Télécharger les applications sur mon téléphone mobil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<text:bookmark-start text:name="__DdeLink__20_268918705511"/>Télécharger et installer une application sur mon téléphone mobile<text:bookmark-end text:name="__DdeLink__20_268918705511"/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2">Faire une recherche sur <text:soft-page-break/>Interne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<text:bookmark-start text:name="__DdeLink__20_26891870551"/>U<text:bookmark-end text:name="__DdeLink__20_26891870551"/>tiliser une boîte mail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Faire mes démarches en ligne (CAF, impôts, ...)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Remplir un formulair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Utiliser un GP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h text:style-name="Heading_20_2" text:outline-level="2">Ce que je voudrais <text:span text:style-name="T2">apprendre, ce pourquoi j’ai besoin d’aide</text:span> :</text:h>
      <text:p text:style-name="P13"><text:span text:style-name="T4">Très i</text:span><text:span text:style-name="T2">mportant pour moi</text:span> : ++ ; <text:span text:style-name="T2">moyennement</text:span> <text:span text:style-name="T2">important </text:span>+- ; p<text:span text:style-name="T2">eu</text:span> <text:span text:style-name="T2">important </text:span>--</text:p>
      <text:p text:style-name="P11"/>
      <table:table table:name="Tableau3" table:style-name="Tableau3">
        <table:table-column table:style-name="Tableau3.A" table:number-columns-repeated="4"/>
        <table:table-header-rows>
          <table:table-row>
            <table:table-cell table:style-name="Tableau3.A1" office:value-type="string">
              <text:p text:style-name="P18"/>
            </table:table-cell>
            <table:table-cell table:style-name="Tableau3.A1" office:value-type="string">
              <text:p text:style-name="P18">++</text:p>
            </table:table-cell>
            <table:table-cell table:style-name="Tableau3.A1" office:value-type="string">
              <text:p text:style-name="P18">+-</text:p>
            </table:table-cell>
            <table:table-cell table:style-name="Tableau3.D1" office:value-type="string">
              <text:p text:style-name="P20">--</text:p>
            </table:table-cell>
          </table:table-row>
        </table:table-header-rows>
        <table:table-row>
          <table:table-cell table:style-name="Tableau3.A2" office:value-type="string">
            <text:p text:style-name="P22">Utiliser un clavier d’ordinateur</text:p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D2" office:value-type="string">
            <text:p text:style-name="P21"/>
          </table:table-cell>
        </table:table-row>
        <table:table-row>
          <table:table-cell table:style-name="Tableau3.A2" office:value-type="string">
            <text:p text:style-name="P22">Taper ou mettre en forme du texte dans un Traitement de texte (Word)</text:p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D2" office:value-type="string">
            <text:p text:style-name="P21"/>
          </table:table-cell>
        </table:table-row>
        <table:table-row>
          <table:table-cell table:style-name="Tableau3.A2" office:value-type="string">
            <text:p text:style-name="P16">Utiliser un téléphone mobile</text:p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D2" office:value-type="string">
            <text:p text:style-name="P21"/>
          </table:table-cell>
        </table:table-row>
        <table:table-row>
          <table:table-cell table:style-name="Tableau3.A2" office:value-type="string">
            <text:p text:style-name="P16">Utiliser un ordinateur</text:p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D2" office:value-type="string">
            <text:p text:style-name="P21"/>
          </table:table-cell>
        </table:table-row>
        <table:table-row>
          <table:table-cell table:style-name="Tableau3.A2" office:value-type="string">
            <text:p text:style-name="P16">Utiliser une tablette</text:p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D2" office:value-type="string">
            <text:p text:style-name="P21"/>
          </table:table-cell>
        </table:table-row>
        <table:table-row>
          <table:table-cell table:style-name="Tableau3.A2" office:value-type="string">
            <text:p text:style-name="P16">Utiliser un GPS</text:p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D2" office:value-type="string">
            <text:p text:style-name="P21"/>
          </table:table-cell>
        </table:table-row>
        <table:table-row>
          <table:table-cell table:style-name="Tableau3.A2" office:value-type="string">
            <text:p text:style-name="P16">Télécharger les applications sur mon téléphone mobile</text:p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D2" office:value-type="string">
            <text:p text:style-name="P21"/>
          </table:table-cell>
        </table:table-row>
        <table:table-row>
          <table:table-cell table:style-name="Tableau3.A2" office:value-type="string">
            <text:p text:style-name="P16"><text:bookmark-start text:name="__DdeLink__20_2689187055112"/>Télécharger et installer une application sur mon téléphone mobile<text:bookmark-end text:name="__DdeLink__20_2689187055112"/></text:p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D2" office:value-type="string">
            <text:p text:style-name="P21"/>
          </table:table-cell>
        </table:table-row>
        <table:table-row>
          <table:table-cell table:style-name="Tableau3.A2" office:value-type="string">
            <text:p text:style-name="P22">Faire une recherche sur internet</text:p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D2" office:value-type="string">
            <text:p text:style-name="P21"/>
          </table:table-cell>
        </table:table-row>
        <table:table-row>
          <table:table-cell table:style-name="Tableau3.A2" office:value-type="string">
            <text:p text:style-name="P16"><text:span text:style-name="T3">Créer ou </text:span><text:bookmark-start text:name="__DdeLink__20_2689187055131"/><text:span text:style-name="T3">u</text:span><text:bookmark-end text:name="__DdeLink__20_2689187055131"/>tiliser une boîte mail</text:p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D2" office:value-type="string">
            <text:p text:style-name="P21"/>
          </table:table-cell>
        </table:table-row>
        <table:table-row>
          <table:table-cell table:style-name="Tableau3.A2" office:value-type="string">
            <text:p text:style-name="P16">Faire mes démarches en ligne (CAF, impôts, ...)</text:p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D2" office:value-type="string">
            <text:p text:style-name="P21"/>
          </table:table-cell>
        </table:table-row>
        <table:table-row>
          <table:table-cell table:style-name="Tableau3.A2" office:value-type="string">
            <text:p text:style-name="P16">Remplir un formulaire</text:p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D2" office:value-type="string">
            <text:p text:style-name="P21"/>
          </table:table-cell>
        </table:table-row>
        <table:table-row>
          <table:table-cell table:style-name="Tableau3.A2" office:value-type="string">
            <text:p text:style-name="P22">Saisir des informations dans un tableur (Excel)</text:p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D2" office:value-type="string">
            <text:p text:style-name="P21"/>
          </table:table-cell>
        </table:table-row>
        <table:table-row>
          <table:table-cell table:style-name="Tableau3.A2" office:value-type="string">
            <text:p text:style-name="P16">Utiliser un GPS</text:p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D2" office:value-type="string">
            <text:p text:style-name="P21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a" svg:font-family="Symbol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ddb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Header"><text:tab/><text:tab/><text:span text:style-name="MT1">Version 2023 09 26</text:span></text:p>
      </style:header>
      <style:footer>
        <text:p text:style-name="MP1"><text:page-number text:select-page="current">2</text:page-number><text:s/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8:41:07.593040300</meta:creation-date>
    <dc:date>2023-09-26T19:49:47.838425787</dc:date>
    <meta:editing-duration>PT15M44S</meta:editing-duration>
    <meta:editing-cycles>4</meta:editing-cycles>
    <meta:generator>LibreOffice/7.3.7.2$Linux_X86_64 LibreOffice_project/30$Build-2</meta:generator>
    <meta:document-statistic meta:table-count="2" meta:image-count="0" meta:object-count="0" meta:page-count="2" meta:paragraph-count="59" meta:word-count="339" meta:character-count="1787" meta:non-whitespace-character-count="1475"/>
  </office:meta>
</office:document-meta>
</file>